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ula17" style:family="table">
      <style:table-properties style:width="16.999cm" fo:break-before="page" table:align="margins"/>
    </style:style>
    <style:style style:name="Taula17.A" style:family="table-column">
      <style:table-column-properties style:column-width="0.917cm" style:rel-column-width="520*"/>
    </style:style>
    <style:style style:name="Taula17.B" style:family="table-column">
      <style:table-column-properties style:column-width="3.447cm" style:rel-column-width="1954*"/>
    </style:style>
    <style:style style:name="Taula17.C" style:family="table-column">
      <style:table-column-properties style:column-width="12.635cm" style:rel-column-width="7163*"/>
    </style:style>
    <style:style style:name="Taula17.A1" style:family="table-cell">
      <style:table-cell-properties fo:background-color="#b3b3b3" fo:padding="0.097cm" fo:border="0.002cm solid #000000">
        <style:background-image/>
      </style:table-cell-properties>
    </style:style>
    <style:style style:name="Taula17.A2" style:family="table-cell">
      <style:table-cell-properties fo:padding="0.097cm" fo:border-left="0.002cm solid #000000" fo:border-right="none" fo:border-top="none" fo:border-bottom="0.002cm solid #000000"/>
    </style:style>
    <style:style style:name="Taula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7.A3" style:family="table-cell">
      <style:table-cell-properties fo:background-color="#b3b3b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7.A9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Heading">
      <style:paragraph-properties fo:text-align="center" style:justify-single-word="false"/>
      <style:text-properties style:font-name="Arial" fo:language="ca" fo:country="ES"/>
    </style:style>
    <style:style style:name="P2" style:family="paragraph" style:parent-style-name="Table_20_Heading">
      <style:text-properties style:font-name="Arial" fo:font-size="9pt" fo:language="ca" fo:country="ES" style:font-size-asian="9pt" style:font-size-complex="9pt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9pt" fo:language="ca" fo:country="ES" style:font-size-asian="9pt" style:font-size-complex="9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9pt" fo:language="ca" fo:country="ES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9pt" fo:language="ca" fo:country="ES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center" style:justify-single-word="false" fo:orphans="0" fo:widows="0">
        <style:tab-stops>
          <style:tab-stop style:position="-1.27cm"/>
        </style:tab-stops>
      </style:paragraph-properties>
      <style:text-properties style:font-name="Arial" fo:font-size="9pt" fo:language="ca" fo:country="ES" fo:font-weight="bold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fo:language="ca" fo:country="ES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fo:language="ca" fo:country="ES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9" style:family="paragraph" style:parent-style-name="Standard">
      <style:paragraph-properties fo:margin-left="0cm" fo:margin-right="0cm" fo:line-height="150%" fo:text-align="start" style:justify-single-word="false" fo:orphans="0" fo:widows="0" fo:text-indent="0cm" style:auto-text-indent="false" fo:break-before="page">
        <style:tab-stops>
          <style:tab-stop style:position="-0.27cm"/>
        </style:tab-stops>
      </style:paragraph-properties>
      <style:text-properties style:font-name="Arial" fo:font-size="9pt" fo:language="ca" fo:country="ES" fo:font-weight="normal" fo:background-color="transparent" style:font-size-asian="9pt" style:font-weight-asian="normal" style:font-size-complex="9pt" style:font-weight-complex="normal"/>
    </style:style>
    <style:style style:name="P10" style:family="paragraph" style:parent-style-name="Standard">
      <style:paragraph-properties fo:margin-left="0cm" fo:margin-right="0cm" fo:line-height="150%" fo:text-align="center" style:justify-single-word="false" fo:orphans="0" fo:widows="0" fo:text-indent="0cm" style:auto-text-indent="false" fo:break-before="page">
        <style:tab-stops>
          <style:tab-stop style:position="-0.27cm"/>
        </style:tab-stops>
      </style:paragraph-properties>
      <style:text-properties style:font-name="Arial" fo:font-size="9pt" fo:language="ca" fo:country="ES" fo:font-weight="bold" fo:background-color="transparent" style:font-size-asian="9pt" style:font-weight-asian="bold" style:font-size-complex="9pt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orphans="0" fo:widows="0" fo:text-indent="0cm" style:auto-text-indent="false">
        <style:tab-stops>
          <style:tab-stop style:position="-0.27cm"/>
        </style:tab-stops>
      </style:paragraph-properties>
      <style:text-properties style:font-name="Arial" fo:font-size="9pt" fo:language="ca" fo:country="ES" style:font-size-asian="9pt" style:font-size-complex="9pt"/>
    </style:style>
    <style:style style:name="P12" style:family="paragraph" style:parent-style-name="Standard">
      <style:paragraph-properties fo:margin-left="0cm" fo:margin-right="0cm" fo:text-align="justify" style:justify-single-word="false" fo:orphans="0" fo:widows="0" fo:text-indent="0cm" style:auto-text-indent="false">
        <style:tab-stops>
          <style:tab-stop style:position="-0.27cm"/>
        </style:tab-stops>
      </style:paragraph-properties>
      <style:text-properties style:font-name="Arial" fo:font-size="9pt" fo:language="ca" fo:country="ES" fo:font-weight="normal" style:font-size-asian="9pt" style:font-weight-asian="normal" style:font-size-complex="9pt" style:font-weight-complex="normal"/>
    </style:style>
    <style:style style:name="P13" style:family="paragraph" style:parent-style-name="Standard">
      <style:paragraph-properties fo:text-align="justify" style:justify-single-word="false" fo:orphans="0" fo:widows="0">
        <style:tab-stops>
          <style:tab-stop style:position="-1.27cm"/>
        </style:tab-stops>
      </style:paragraph-properties>
      <style:text-properties style:font-name="Arial" fo:font-size="9pt" fo:language="ca" fo:country="ES" style:font-size-asian="9pt" style:font-size-complex="9pt"/>
    </style:style>
    <style:style style:name="P14" style:family="paragraph" style:parent-style-name="Standard">
      <style:text-properties style:font-name="ARial"/>
    </style:style>
    <style:style style:name="P15" style:family="paragraph" style:parent-style-name="Standard">
      <style:paragraph-properties fo:margin-left="0cm" fo:margin-right="0cm" fo:text-align="justify" style:justify-single-word="false" fo:orphans="0" fo:widows="0" fo:text-indent="0cm" style:auto-text-indent="false">
        <style:tab-stops>
          <style:tab-stop style:position="-0.27cm"/>
        </style:tab-stops>
      </style:paragraph-properties>
      <style:text-properties style:font-name="Arial" fo:font-size="9pt" fo:language="ca" fo:country="ES" style:font-size-asian="9pt" style:font-size-complex="9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language="ca" fo:country="ES" style:font-size-asian="9pt" style:font-size-complex="9pt"/>
    </style:style>
    <style:style style:name="P17" style:family="paragraph" style:parent-style-name="Heading_20_1">
      <style:paragraph-properties fo:break-before="page"/>
      <style:text-properties style:font-name="Arial" fo:font-size="12pt" fo:language="ca" fo:country="ES" style:text-underline-style="none" fo:font-weight="normal" fo:background-color="transparent" style:font-size-asian="22pt" style:font-weight-asian="normal" style:font-size-complex="22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17" table:style-name="Taula17">
        <table:table-column table:style-name="Taula17.A"/>
        <table:table-column table:style-name="Taula17.B"/>
        <table:table-column table:style-name="Taula17.C"/>
        <table:table-header-rows>
          <table:table-row>
            <table:table-cell table:style-name="Taula17.A1" table:number-columns-spanned="3" office:value-type="string">
              <text:p text:style-name="P1"><text:s/>Fitxa de registre dels continguts actitudinals d'una d'activitat</text:p>
            </table:table-cell>
            <table:covered-table-cell/>
            <table:covered-table-cell/>
          </table:table-row>
        </table:table-header-rows>
        <table:table-row>
          <table:table-cell table:style-name="Taula17.A2" table:number-columns-spanned="2" office:value-type="string">
            <text:p text:style-name="P3">Nom de l'alumne:</text:p>
          </table:table-cell>
          <table:covered-table-cell/>
          <table:table-cell table:style-name="Taula17.C2" office:value-type="string">
            <text:p text:style-name="P2"/>
          </table:table-cell>
        </table:table-row>
        <table:table-row>
          <table:table-cell table:style-name="Taula17.A3" table:number-columns-spanned="3" office:value-type="string">
            <text:p text:style-name="P5">Participació a l'aula</text:p>
          </table:table-cell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7">Està sempre atent i participa de forma activa a l'aula fent preguntes quan te dubtes o demana aclariments. Ajuda al dinamisme de la classe amb una conducta positiva a l'aula i envers els seus companys, amb aportacions i comentaris constructius.</text:p>
          </table:table-cell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7">De tant en tant participa de l'aula i pregunta o fa comentaris o formula dubtes constructius, però normalment no participa a no ser que se li demani directament.</text:p>
          </table:table-cell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7">Només participa quan se li pregunta directament o quan no té més remei si vol acabar l'activitat.</text:p>
          </table:table-cell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7">No participa de l'aula o de l'activitat i a més sovint té una actitud negativa envers els professors i/o el seus companys.</text:p>
          </table:table-cell>
          <table:covered-table-cell/>
        </table:table-row>
        <table:table-row>
          <table:table-cell table:style-name="Taula17.A3" table:number-columns-spanned="3" office:value-type="string">
            <text:p text:style-name="P10">Capacitat de resolució de problemes</text:p>
          </table:table-cell>
          <table:covered-table-cell/>
          <table:covered-table-cell/>
        </table:table-row>
        <table:table-row>
          <table:table-cell table:style-name="Taula17.A9" table:number-columns-spanned="3" office:value-type="string">
            <text:p text:style-name="P13"><text:span text:style-name="T1">CRITERI</text:span>: La resposta a una determinada situació.</text:p>
          </table:table-cell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1">Resol el problema amb seguretat.</text:p>
          </table:table-cell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7">Busca solucions, però té dificultats per resoldre-la.</text:p>
          </table:table-cell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7">Intenta solucionar el problema però sempre depèn d'algú.</text:p>
          </table:table-cell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7">Es bloqueja i no intenta cercar solucions.</text:p>
          </table:table-cell>
          <table:covered-table-cell/>
        </table:table-row>
        <table:table-row>
          <table:table-cell table:style-name="Taula17.A9" table:number-columns-spanned="3" office:value-type="string">
            <text:p text:style-name="P13"><text:span text:style-name="T1">CRITERI</text:span>: L'aplicació de l'estratègia operativa.</text:p>
          </table:table-cell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1">Raona amb ordre i lògica el procés de resolució.</text:p>
          </table:table-cell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1">Aplica una seqüència operativa però està mancada de lògica.</text:p>
          </table:table-cell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1">Coneix la seqüència de realització però no sap aplicar-la.</text:p>
          </table:table-cell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1">Desconeix la metodologia i la seqüència de resolució</text:p>
          </table:table-cell>
          <table:covered-table-cell/>
        </table:table-row>
        <table:table-row>
          <table:table-cell table:style-name="Taula17.A9" table:number-columns-spanned="3" office:value-type="string">
            <text:p text:style-name="P13"><text:span text:style-name="T1">CRITERI</text:span>: La presa de decisions.</text:p>
          </table:table-cell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7">Identifica els punts clau i pren decisions fonamentades i raonades.</text:p>
          </table:table-cell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7">Identifica els punts clau i pren decisions per intuïció.</text:p>
          </table:table-cell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7">Identifica els punts clau però dubta freqüentment.</text:p>
          </table:table-cell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7">Té dificultats per veure els punts clau per a la presa de decisions.</text:p>
          </table:table-cell>
          <table:covered-table-cell/>
        </table:table-row>
        <table:table-row>
          <table:table-cell table:style-name="Taula17.A3" table:number-columns-spanned="3" office:value-type="string">
            <text:p text:style-name="P6">Capacitat d'organització del treball</text:p>
          </table:table-cell>
          <table:covered-table-cell/>
          <table:covered-table-cell/>
        </table:table-row>
        <table:table-row>
          <table:table-cell table:style-name="Taula17.A9" table:number-columns-spanned="3" office:value-type="string">
            <text:p text:style-name="P13"><text:span text:style-name="T1">CRITERI</text:span>: La planificació i priorització dels recursos i del temps.</text:p>
          </table:table-cell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1">Preveu els recursos necessaris i la distribució de funcions.</text:p>
          </table:table-cell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1">Intenta planificar els recursos però no se'n surt suficientment.</text:p>
          </table:table-cell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1">Desenvolupa el treball sense planificació.</text:p>
          </table:table-cell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1">Necessita que li organitzin l'activitat.</text:p>
          </table:table-cell>
          <table:covered-table-cell/>
        </table:table-row>
        <table:table-row>
          <table:table-cell table:style-name="Taula17.A9" table:number-columns-spanned="3" office:value-type="string">
            <text:p text:style-name="P13"><text:span text:style-name="T1">CRITERI</text:span>: La seqüenciació d'una acció o d'una activitat.</text:p>
          </table:table-cell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1">Identifica ràpidament els processos que intervenen i les passes a seguir.</text:p>
          </table:table-cell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1">Identifica els processos més importants però no sap seqüenciar l'activitat.</text:p>
          </table:table-cell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1">No sap organitzar les passes que s'han de seguir.</text:p>
          </table:table-cell>
          <table:covered-table-cell/>
        </table:table-row>
        <table:table-row>
          <table:table-cell table:style-name="Taula17.A9" table:number-columns-spanned="3" office:value-type="string">
            <text:p text:style-name="P13"><text:span text:style-name="T1">CRITERI</text:span>: L'eficiència.</text:p>
          </table:table-cell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1">Optimitza els recursos, el temps i el cost.</text:p>
          </table:table-cell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1">Planifica sense considerar la rentabilització.</text:p>
          </table:table-cell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1">Aconsegueix que les coses importants estiguin fetes a temps.</text:p>
          </table:table-cell>
          <table:covered-table-cell/>
        </table:table-row>
        <table:table-row>
          <table:table-cell table:style-name="Taula17.A3" table:number-columns-spanned="3" office:value-type="string">
            <text:p text:style-name="P6">Capacitat de responsabilitat en el treball</text:p>
          </table:table-cell>
          <table:covered-table-cell/>
          <table:covered-table-cell/>
        </table:table-row>
        <table:table-row>
          <table:table-cell table:style-name="Taula17.A9" table:number-columns-spanned="3" office:value-type="string">
            <text:p text:style-name="P13"><text:span text:style-name="T1">CRITERI</text:span>: La implicació amb la feina.</text:p>
          </table:table-cell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1">S'identifica amb la feina.</text:p>
          </table:table-cell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1">Realitza els treballs que li han assignat.</text:p>
          </table:table-cell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1">Assumeix responsabilitats però necessita supervisió.</text:p>
          </table:table-cell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1">No pren responsabilitats.</text:p>
          </table:table-cell>
          <table:covered-table-cell/>
        </table:table-row>
        <text:soft-page-break/>
        <table:table-row>
          <table:table-cell table:style-name="Taula17.A9" table:number-columns-spanned="3" office:value-type="string">
            <text:p text:style-name="P13"><text:span text:style-name="T1">CRITERI</text:span>: L'execució de la feina, com treballa.</text:p>
          </table:table-cell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1">Treballa fins al final amb eficàcia i eficiència.</text:p>
          </table:table-cell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1">Deixa la feina acabada però prima l'eficàcia a la eficiència.</text:p>
          </table:table-cell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1">Acaba les feines de qualsevol manera.</text:p>
          </table:table-cell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1">Amb freqüència deixa les feines a mig fer.</text:p>
          </table:table-cell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1">No acaba mai les feines.</text:p>
          </table:table-cell>
          <table:covered-table-cell/>
        </table:table-row>
        <table:table-row>
          <table:table-cell table:style-name="Taula17.A3" table:number-columns-spanned="3" office:value-type="string">
            <text:p text:style-name="P6">Capacitat d'autonomia</text:p>
          </table:table-cell>
          <table:covered-table-cell/>
          <table:covered-table-cell/>
        </table:table-row>
        <table:table-row>
          <table:table-cell table:style-name="Taula17.A9" table:number-columns-spanned="3" office:value-type="string">
            <text:p text:style-name="P13"><text:span text:style-name="T1">CRITERI</text:span>: El grau d'independència per resoldre o per executar treballs.</text:p>
          </table:table-cell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1">Realitza els treballs i les tasques sense rebre instruccions ni orientacions.</text:p>
          </table:table-cell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1">Necessita indicacions per resoldre els problemes que no són habituals.</text:p>
          </table:table-cell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1">Realitza els treballs per si mateix, amb indicacions normals.</text:p>
          </table:table-cell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1">Realitza freqüentment, de forma independent, un treball simple.</text:p>
          </table:table-cell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1">Necessita indicacions i guies per realitzar un treball.</text:p>
          </table:table-cell>
          <table:covered-table-cell/>
        </table:table-row>
        <table:table-row>
          <table:table-cell table:style-name="Taula17.A9" table:number-columns-spanned="3" office:value-type="string">
            <text:p text:style-name="P13"><text:span text:style-name="T1">CRITERI</text:span>: La presa de decisions.</text:p>
          </table:table-cell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1">Actua reflexivament i amb seguretat.</text:p>
          </table:table-cell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1">Dubta i assaja fins a trobar una solució.</text:p>
          </table:table-cell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1">Busca consell i pregunta per trobar una solució.</text:p>
          </table:table-cell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1">Freqüentment necessita assessorament.</text:p>
          </table:table-cell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1">Espera que li donin les instruccions.</text:p>
          </table:table-cell>
          <table:covered-table-cell/>
        </table:table-row>
        <table:table-row>
          <table:table-cell table:style-name="Taula17.A3" table:number-columns-spanned="3" office:value-type="string">
            <text:p text:style-name="P6">Capacitat de relació interpersonal</text:p>
          </table:table-cell>
          <table:covered-table-cell/>
          <table:covered-table-cell/>
        </table:table-row>
        <table:table-row>
          <table:table-cell table:style-name="Taula17.A9" table:number-columns-spanned="3" office:value-type="string">
            <text:p text:style-name="P13"><text:span text:style-name="T1">CRITERI</text:span>: La relació social</text:p>
          </table:table-cell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1">Es mostra sociable i interessat pels altres.</text:p>
          </table:table-cell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1">Es relaciona amb els altres però no atén suficientment l'altra persona.</text:p>
          </table:table-cell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1">És comunicatiu només amb persones concretes.</text:p>
          </table:table-cell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1">Tendeix a comunicar-se poc i no estableix gaires relacions.</text:p>
          </table:table-cell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1">No sap crear cordialitat al seu entorn.</text:p>
          </table:table-cell>
          <table:covered-table-cell/>
        </table:table-row>
        <table:table-row>
          <table:table-cell table:style-name="Taula17.A9" table:number-columns-spanned="3" office:value-type="string">
            <text:p text:style-name="P13"><text:span text:style-name="T1">CRITERI</text:span>: La comunicació del missatge.</text:p>
          </table:table-cell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1">És clar/a i convincent.</text:p>
          </table:table-cell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1">Exposa les coses amb ordre i correcció.</text:p>
          </table:table-cell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1">Comunica les idees però no capta l’interlocutor.</text:p>
          </table:table-cell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2">És convincent però desorganitzat, no es comunica de forma clara.</text:p>
          </table:table-cell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2">Té dificultats per organitzar un missatge de forma entenedora.</text:p>
          </table:table-cell>
          <table:covered-table-cell/>
        </table:table-row>
        <table:table-row>
          <table:table-cell table:style-name="Taula17.A9" table:number-columns-spanned="3" office:value-type="string">
            <text:p text:style-name="P13"><text:span text:style-name="T1">CRITERI</text:span>: L'adequació del missatge a l'interlocutor.</text:p>
          </table:table-cell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1">S'acomoda amb rapidesa i espontaneïtat a qualsevol situació. </text:p>
          </table:table-cell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1">Generalment s'acomoda a les persones i a les situacions.</text:p>
          </table:table-cell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1">No sap acomodar-se.</text:p>
          </table:table-cell>
          <table:covered-table-cell/>
        </table:table-row>
        <table:table-row>
          <table:table-cell table:style-name="Taula17.A9" table:number-columns-spanned="3" office:value-type="string">
            <text:p text:style-name="P6">Capacitat d'iniciativa</text:p>
          </table:table-cell>
          <table:covered-table-cell/>
          <table:covered-table-cell/>
        </table:table-row>
        <table:table-row>
          <table:table-cell table:style-name="Taula17.A9" table:number-columns-spanned="3" office:value-type="string">
            <text:p text:style-name="P13"><text:span text:style-name="T1">CRITERI</text:span>: La iniciativa en millorar els processos de treball.</text:p>
          </table:table-cell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1">Tendeix a buscar alternatives que milloren els processos.</text:p>
          </table:table-cell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1">S'ajusta a les normes i als processos establerts sense assajar mètodes alternatius.</text:p>
          </table:table-cell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1">Li costa molt modificar els seus esquemes de treball.</text:p>
          </table:table-cell>
          <table:covered-table-cell/>
        </table:table-row>
        <table:table-row>
          <table:table-cell table:style-name="Taula17.A9" table:number-columns-spanned="3" office:value-type="string">
            <text:p text:style-name="P13"><text:span text:style-name="T1">CRITERI</text:span>: L'aportació d'idees.</text:p>
          </table:table-cell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1">Suggereix idees bones i brillants.</text:p>
          </table:table-cell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1">Dóna idees i proposa canvis superficialment realitzables.</text:p>
          </table:table-cell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1">Té idees amb les coses usuals.</text:p>
          </table:table-cell>
          <table:covered-table-cell/>
        </table:table-row>
        <text:soft-page-break/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1">Rarament proposa canvis o idees.</text:p>
          </table:table-cell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1">No proposa canvis ni idees.</text:p>
          </table:table-cell>
          <table:covered-table-cell/>
        </table:table-row>
        <table:table-row>
          <table:table-cell table:style-name="Taula17.A9" table:number-columns-spanned="3" office:value-type="string">
            <text:p text:style-name="P13"><text:span text:style-name="T1">CRITERI</text:span>: L'aportació de solucions.</text:p>
          </table:table-cell>
          <table:covered-table-cell/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1">Resol situacions complicades.</text:p>
          </table:table-cell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1">Aporta solucions sobre temes generals coneguts.</text:p>
          </table:table-cell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1">Pren decisions necessàries per al seu treball.</text:p>
          </table:table-cell>
          <table:covered-table-cell/>
        </table:table-row>
        <table:table-row>
          <table:table-cell table:style-name="Taula17.A2" office:value-type="string">
            <text:p text:style-name="P7"/>
          </table:table-cell>
          <table:table-cell table:style-name="Taula17.C2" table:number-columns-spanned="2" office:value-type="string">
            <text:p text:style-name="P11">No decideix per ell mateix.</text:p>
          </table:table-cell>
          <table:covered-table-cell/>
        </table:table-row>
      </table:table>
      <text:p text:style-name="P14"/>
      <text:h text:style-name="Heading_20_1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background-color="transparent" style:shadow="none" text:number-lines="true" text:line-number="0">
        <style:tab-stops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</meta:initial-creator>
    <meta:creation-date>2006-06-21T07:50:08</meta:creation-date>
    <dc:creator>Sergi Tur</dc:creator>
    <dc:date>2007-11-16T13:37:10</dc:date>
    <meta:printed-by>Sergi Tur</meta:printed-by>
    <meta:print-date>2007-11-16T09:16:40</meta:print-date>
    <meta:editing-cycles>4</meta:editing-cycles>
    <meta:editing-duration>PT4H27M1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3" meta:paragraph-count="95" meta:word-count="734" meta:character-count="4832"/>
  </office:meta>
</office:document-meta>
</file>